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中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中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臺中市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9575" calcext:value-type="float">
            <text:p>9,57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9759" calcext:value-type="float">
            <text:p>9,7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62" calcext:value-type="float">
            <text:p>9,762</text:p>
          </table:table-cell>
          <table:table-cell table:style-name="ce3" office:value-type="float" office:value="5464" calcext:value-type="float">
            <text:p>5,464</text:p>
          </table:table-cell>
          <table:table-cell table:style-name="ce3" office:value-type="float" office:value="15226" calcext:value-type="float">
            <text:p>15,226</text:p>
          </table:table-cell>
          <table:table-cell table:style-name="ce4" office:value-type="string" calcext:value-type="string">
            <text:p>64.0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甲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孔門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庄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岷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薰風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曲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奉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孟春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銅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庄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龜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墘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雅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外埔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63.0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52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馬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清水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68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鰲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靈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寧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社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社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79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鹿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9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西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姓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楊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風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梧棲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62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簡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沙鹿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0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洛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鹿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斗抵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犁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晉江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鹿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62.3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龍井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57" calcext:value-type="float">
            <text:p>357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麗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5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肚區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56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埔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6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2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肚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磺溪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陽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6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井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64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蔗廍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45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烏日區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43" calcext:value-type="float">
            <text:p>343</text:p>
          </table:table-cell>
          <table:table-cell table:style-name="ce4" office:value-type="string" calcext:value-type="string">
            <text:p>57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日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45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日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59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學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58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埧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螺潭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霧峰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6" calcext:value-type="float">
            <text:p>186</text:p>
          </table:table-cell>
          <table:table-cell table:style-name="ce4" office:value-type="string" calcext:value-type="string">
            <text:p>63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桐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峰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萊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丁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正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峰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后里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40" calcext:value-type="float">
            <text:p>240</text:p>
          </table:table-cell>
          <table:table-cell table:style-name="ce4" office:value-type="string" calcext:value-type="string">
            <text:p>6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62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后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厚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墩東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墩西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墩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墩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聯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眉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神岡區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神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庄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庄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庄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4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堵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46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5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9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80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岸裡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洲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雅區</text:p>
          </table:table-cell>
          <table:table-cell table:style-name="ce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59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雅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7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雅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59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8.2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2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楓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4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楓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9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雅楓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8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寶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62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55.4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潭子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63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秀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66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5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3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家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家興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64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家福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甘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7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寶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2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栗林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聚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47.3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西屯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1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墩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潮洋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17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逢甲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逢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5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福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源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69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7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瑞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屯區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74" calcext:value-type="float">
            <text:p>474</text:p>
          </table:table-cell>
          <table:table-cell table:style-name="ce4" office:value-type="string" calcext:value-type="string">
            <text:p>63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9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社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52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75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5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向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心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心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35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屯區</text:p>
          </table:table-cell>
          <table:table-cell table:style-name="ce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66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5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5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京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民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心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田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82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8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7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73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后庄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70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勇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3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茂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陳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3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72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62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大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莊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平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村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洲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5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邱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賴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賴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賴興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賴旺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賴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賴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育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淡溝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達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>
            <text:p>64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利民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藍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龍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龍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龍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双龍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昇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德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53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繼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38" calcext:value-type="float">
            <text:p>338</text:p>
          </table:table-cell>
          <table:table-cell table:style-name="ce4" office:value-type="string" calcext:value-type="string">
            <text:p>59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旱溪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甲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62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積善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川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2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94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4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0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工學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86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倫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太平區</text:p>
          </table:table-cell>
          <table:table-cell table:style-name="ce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60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2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億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48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政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76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4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54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勤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91.3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3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宜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宜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宜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3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坪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62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8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高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4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汴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汴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71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黃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7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7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里區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4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70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2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36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祥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82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元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夏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化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76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塗城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7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9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9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64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7.6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豐原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64.0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西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寮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0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8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鎌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94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69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嵩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翁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翁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翁社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2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朴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石岡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房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社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string" calcext:value-type="string">
            <text:p>70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70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湖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源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成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慶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勢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8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慶福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慶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詒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78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嵙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72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粵寧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茂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和平區</text:p>
          </table:table-cell>
          <table:table-cell table:style-name="ce2"/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233" calcext:value-type="float">
            <text:p>3,233</text:p>
          </table:table-cell>
          <table:table-cell table:style-name="ce4" office:value-type="string" calcext:value-type="string">
            <text:p>69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71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輪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7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由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72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73.9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梨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62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63.98</text:p>
          </table:table-cell>
          <table:table-cell table:number-columns-repeated="1004"/>
        </table:table-row>
        <table:table-row table:style-name="ro1" table:number-rows-repeated="10479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中市" style:display-name="PageStyle_臺中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11</meta:creation-date>
    <meta:initial-creator>Apache POI</meta:initial-creator>
    <meta:generator>LibreOffice/6.0.7.3$Linux_X86_64 LibreOffice_project/00m0$Build-3</meta:generator>
    <meta:document-statistic meta:table-count="1" meta:cell-count="12467" meta:object-count="0"/>
  </office:meta>
</office:document-meta>
</file>